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/>
    <style:font-face style:name="DejaVu Sans Mono" svg:font-family="'DejaVu Sans Mono'" style:font-adornments="Bold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size="6pt" fo:font-weight="bold" fo:background-color="transparent"/>
    </style:style>
    <style:style style:name="P2" style:family="paragraph" style:parent-style-name="Preformatted_20_Text">
      <style:paragraph-properties>
        <style:tab-stops>
          <style:tab-stop style:position="0.1516in"/>
        </style:tab-stops>
      </style:paragraph-properties>
    </style:style>
    <style:style style:name="P3" style:family="paragraph" style:parent-style-name="Preformatted_20_Text">
      <style:paragraph-properties>
        <style:tab-stops>
          <style:tab-stop style:position="0.1618in"/>
        </style:tab-stops>
      </style:paragraph-properties>
    </style:style>
    <style:style style:name="P4" style:family="paragraph" style:parent-style-name="Preformatted_20_Text" style:master-page-name="">
      <style:paragraph-properties fo:line-height="50%" style:page-number="auto"/>
      <style:text-properties fo:background-color="#cccccc"/>
    </style:style>
    <style:style style:name="P5" style:family="paragraph" style:parent-style-name="Preformatted_20_Text" style:master-page-name="">
      <style:paragraph-properties fo:line-height="50%" style:page-number="auto"/>
      <style:text-properties style:font-name="DejaVu Sans Mono" fo:font-size="6pt" fo:font-weight="bold" fo:background-color="#cccccc"/>
    </style:style>
    <style:style style:name="P6" style:family="paragraph" style:parent-style-name="Preformatted_20_Text">
      <style:paragraph-properties fo:text-align="start" style:justify-single-word="false"/>
    </style:style>
    <style:style style:name="T1" style:family="text">
      <style:text-properties style:font-name="DejaVu Sans Mono" fo:font-size="6pt" fo:font-weight="bold"/>
    </style:style>
    <style:style style:name="T2" style:family="text">
      <style:text-properties fo:color="#000000" style:font-name="DejaVu Sans Mono" fo:font-size="6pt" fo:font-weight="bold" fo:background-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\k 0d33</text:p>
      <text:p text:style-name="P1"/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3 0d60</text:p>
      <text:p text:style-name="P1"/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3 0d61</text:p>
      <text:p text:style-name="P1"/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3 0d62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4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4 0d34</text:p>
      <text:p text:style-name="Preformatted_20_Text">\s 8</text:p>
      <text:p text:style-name="P5"><text:s text:c="9"/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4 0d34 0d34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5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5 0d60</text:p>
      <text:p text:style-name="P1"/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</text:span><text:span text:style-name="T1"> </text:span><text:span text:style-name="T2">██</text:span><text:span text:style-name="T1"> </text:span><text:span text:style-name="T2">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5 0d60 0d60</text:p>
      <text:p text:style-name="P1"/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2"/></text:span><text:span text:style-name="T2">███</text:span><text:span text:style-name="T1"> <text:s text:c="2"/></text:span><text:span text:style-name="T2">█</text:span></text:p>
      <text:p text:style-name="P4"><text:span text:style-name="T1"><text:s text:c="3"/></text:span><text:span text:style-name="T2">███</text:span><text:span text:style-name="T1"> <text:s/></text:span><text:span text:style-name="T2">█</text:span></text:p>
      <text:p text:style-name="P4"><text:span text:style-name="T1"><text:s text:c="4"/></text:span><text:span text:style-name="T2">███</text:span><text:span text:style-name="T1"> </text:span><text:span text:style-name="T2">█</text:span></text:p>
      <text:p text:style-name="P4"><text:span text:style-name="T1"><text:s text:c="5"/></text:span><text:span text:style-name="T2">████</text:span></text:p>
      <text:p text:style-name="P4"><text:span text:style-name="T1"><text:s text:c="6"/></text:span><text:span text:style-name="T2">███</text:span></text:p>
      <text:p text:style-name="P4"><text:span text:style-name="T1"><text:s text:c="3"/></text:span><text:span text:style-name="T2">█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5 0d61</text:p>
      <text:p text:style-name="P1"/>
      <text:p text:style-name="P5"><text:s text:c="9"/></text:p>
      <text:p text:style-name="P4"><text:span text:style-name="T1"><text:s text:c="3"/></text:span><text:span text:style-name="T2">█</text:span><text:span text:style-name="T1"> <text:s/></text:span><text:span text:style-name="T2">█</text:span><text:span text:style-name="T1"> <text:s/></text:span></text:p>
      <text:p text:style-name="P4"><text:span text:style-name="T1"><text:s text:c="3"/></text:span><text:span text:style-name="T2">█</text:span><text:span text:style-name="T1"> <text:s/></text:span><text:span text:style-name="T2">█</text:span><text:span text:style-name="T1"> <text:s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3"/></text:span><text:span text:style-name="T2">█</text:span><text:span text:style-name="T1"> <text:s/></text:span><text:span text:style-name="T2">█</text:span><text:span text:style-name="T1"> <text:s/></text:span></text:p>
      <text:p text:style-name="P4"><text:span text:style-name="T1"><text:s text:c="3"/></text:span><text:span text:style-name="T2">█</text:span><text:span text:style-name="T1"> <text:s/></text:span><text:span text:style-name="T2">█</text:span><text:span text:style-name="T1"> <text:s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3"/></text:span><text:span text:style-name="T2">█</text:span><text:span text:style-name="T1"> <text:s/></text:span><text:span text:style-name="T2">█</text:span><text:span text:style-name="T1"> <text:s/></text:span></text:p>
      <text:p text:style-name="P4"><text:span text:style-name="T1"><text:s text:c="3"/></text:span><text:span text:style-name="T2">█</text:span><text:span text:style-name="T1"> <text:s/></text:span><text:span text:style-name="T2">█</text:span><text:span text:style-name="T1"> <text:s/></text:span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5 0d61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4"/></text:span><text:span text:style-name="T2">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5 0d62</text:p>
      <text:p text:style-name="P1"/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</text:span><text:span text:style-name="T1"> </text:span><text:span text:style-name="T2">██</text:span><text:span text:style-name="T1"> </text:span><text:span text:style-name="T2">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5 0d62 0d62</text:p>
      <text:p text:style-name="P1"/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████</text:span></text:p>
      <text:p text:style-name="P4"><text:span text:style-name="T1"><text:s text:c="6"/></text:span><text:span text:style-name="T2">███</text:span></text:p>
      <text:p text:style-name="P4"><text:span text:style-name="T1"><text:s text:c="5"/></text:span><text:span text:style-name="T2">████</text:span></text:p>
      <text:p text:style-name="P4"><text:span text:style-name="T1"><text:s text:c="4"/></text:span><text:span text:style-name="T2">███</text:span><text:span text:style-name="T1"> </text:span><text:span text:style-name="T2">█</text:span></text:p>
      <text:p text:style-name="P4"><text:span text:style-name="T1"><text:s text:c="3"/></text:span><text:span text:style-name="T2">███</text:span><text:span text:style-name="T1"> <text:s/></text:span><text:span text:style-name="T2">█</text:span></text:p>
      <text:p text:style-name="P4"><text:span text:style-name="T1"><text:s text:c="2"/></text:span><text:span text:style-name="T2">███</text:span><text:span text:style-name="T1"> <text:s text:c="2"/></text:span><text:span text:style-name="T2">█</text:span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5 0d94</text:p>
      <text:p text:style-name="P1"/>
      <text:p text:style-name="P5"><text:s text:c="9"/></text:p>
      <text:p text:style-name="P5"><text:s text:c="9"/></text:p>
      <text:p text:style-name="P4"><text:span text:style-name="T1"><text:s text:c="3"/></text:span><text:span text:style-name="T2">████</text:span><text:span text:style-name="T1"> </text:span><text:span text:style-name="T2">█</text:span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</text:span><text:span text:style-name="T1"> <text:s text:c="2"/></text:span><text:span text:style-name="T2">██</text:span><text:span text:style-name="T1"> </text:span><text:span text:style-name="T2">█</text:span></text:p>
      <text:p text:style-name="P4"><text:span text:style-name="T1"><text:s/></text:span><text:span text:style-name="T2">█</text:span><text:span text:style-name="T1"> <text:s/></text:span><text:span text:style-name="T2">██</text:span><text:span text:style-name="T1"> <text:s/></text:span><text:span text:style-name="T2">█</text:span></text:p>
      <text:p text:style-name="P4"><text:span text:style-name="T1"><text:s/></text:span><text:span text:style-name="T2">█</text:span><text:span text:style-name="T1"> </text:span><text:span text:style-name="T2">██</text:span><text:span text:style-name="T1"> <text:s text:c="2"/></text:span><text:span text:style-name="T2">█</text:span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</text:span><text:span text:style-name="T1"> 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6 0d3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6 0d36 0d3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7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7 0d37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7 0d37 0d37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8</text:p>
      <text:p text:style-name="P1"/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8 0d109 0d94</text:p>
      <text:p text:style-name="P1"/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</text:span><text:span text:style-name="T1"> </text:span><text:span text:style-name="T2">██</text:span></text:p>
      <text:p text:style-name="P4"><text:span text:style-name="T1"><text:s text:c="2"/></text:span><text:span text:style-name="T2">██</text:span><text:span text:style-name="T1"> </text:span><text:span text:style-name="T2">█</text:span><text:span text:style-name="T1"> </text:span><text:span text:style-name="T2">██</text:span></text:p>
      <text:p text:style-name="P4"><text:span text:style-name="T1"><text:s text:c="2"/></text:span><text:span text:style-name="T2">██</text:span><text:span text:style-name="T1"> </text:span><text:span text:style-name="T2">█</text:span><text:span text:style-name="T1"> </text:span><text:span text:style-name="T2">██</text:span></text:p>
      <text:p text:style-name="P4"><text:span text:style-name="T1"><text:s text:c="2"/></text:span><text:span text:style-name="T2">██</text:span><text:span text:style-name="T1"> </text:span><text:span text:style-name="T2">█</text:span><text:span text:style-name="T1"> 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39</text:p>
      <text:p text:style-name="P1"/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0</text:p>
      <text:p text:style-name="P1"/>
      <text:p text:style-name="P5"><text:s text:c="9"/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1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2</text:p>
      <text:p text:style-name="P1"/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2"/></text:span><text:span text:style-name="T2">█</text:span><text:span text:style-name="T1"> </text:span><text:span text:style-name="T2">█</text:span><text:span text:style-name="T1"> </text:span><text:span text:style-name="T2">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</text:span><text:span text:style-name="T1"> </text:span><text:span text:style-name="T2">█</text:span><text:span text:style-name="T1"> </text:span><text:span text:style-name="T2">█</text:span><text:span text:style-name="T1"> <text:s/></text:span></text:p>
      <text:p text:style-name="P4"><text:span text:style-name="T1"><text:s text:c="4"/></text:span><text:span text:style-name="T2">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2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2 0d94</text:p>
      <text:p text:style-name="P1"/>
      <text:p text:style-name="P5"><text:s text:c="9"/></text:p>
      <text:p text:style-name="P4"><text:span text:style-name="T1"><text:s/></text:span><text:span text:style-name="T2">█</text:span><text:span text:style-name="T1"> </text:span><text:span text:style-name="T2">█</text:span><text:span text:style-name="T1"> </text:span><text:span text:style-name="T2">█</text:span><text:span text:style-name="T1"> </text:span><text:span text:style-name="T2">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2"/></text:span><text:span text:style-name="T2">█</text:span><text:span text:style-name="T1"> </text:span><text:span text:style-name="T2">█</text:span><text:span text:style-name="T1"> </text:span><text:span text:style-name="T2">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</text:span><text:span text:style-name="T1"> </text:span><text:span text:style-name="T2">█</text:span><text:span text:style-name="T1"> </text:span><text:span text:style-name="T2">█</text:span><text:span text:style-name="T1"> <text:s/></text:span></text:p>
      <text:p text:style-name="P4"><text:span text:style-name="T1"><text:s text:c="4"/></text:span><text:span text:style-name="T2">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/text:span><text:span text:style-name="T2">█</text:span><text:span text:style-name="T1"> </text:span><text:span text:style-name="T2">█</text:span><text:span text:style-name="T1"> </text:span><text:span text:style-name="T2">█</text:span><text:span text:style-name="T1"> </text:span></text:p>
      <text:p text:style-name="Preformatted_20_Text"/>
      <text:p text:style-name="Preformatted_20_Text">\k 0d43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3 0d43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3 0d43 0d43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4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5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5 0d45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5 0d45 0d45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5 0d94</text:p>
      <text:p text:style-name="P1"/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6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6 0d60</text:p>
      <text:p text:style-name="P1"/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6 0d61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6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7</text:p>
      <text:p text:style-name="P1"/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8 0d94</text:p>
      <text:p text:style-name="P1"/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9</text:p>
      <text:p text:style-name="P1"/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49 0d94</text:p>
      <text:p text:style-name="P1"/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0</text:p>
      <text:p text:style-name="P1"/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3"/></text:span><text:span text:style-name="T2">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0 0d94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/></text:span><text:span text:style-name="T2">█</text:span><text:span text:style-name="T1"> <text:s/></text:span></text:p>
      <text:p text:style-name="P4"><text:span text:style-name="T1"><text:s/></text:span><text:span text:style-name="T2">█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1</text:p>
      <text:p text:style-name="P1"/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<text:soft-page-break/>\k 0d51 0d94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2</text:p>
      <text:p text:style-name="P1"/>
      <text:p text:style-name="P5"><text:s text:c="9"/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2 0d94</text:p>
      <text:p text:style-name="P1"/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3</text:p>
      <text:p text:style-name="P1"/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3 0d94</text:p>
      <text:p text:style-name="P1"/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4</text:p>
      <text:p text:style-name="P1"/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4 0d94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5</text:p>
      <text:p text:style-name="P1"/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</text:span><text:span text:style-name="T1"> <text:s text:c="3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5 0d94</text:p>
      <text:p text:style-name="P1"/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/></text:span><text:span text:style-name="T2">█</text:span><text:span text:style-name="T1"> <text:s text:c="2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6</text:p>
      <text:p text:style-name="P1"/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6 0d94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7</text:p>
      <text:p text:style-name="P1"/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7 0d94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8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5"><text:s text:c="9"/></text:p>
      <text:p text:style-name="P5"><text:s text:c="9"/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8 0d58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8 0d58 0d58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/text:span><text:span text:style-name="T2">███</text:span><text:span text:style-name="T1"> </text:span></text:p>
      <text:p text:style-name="P4"><text:span text:style-name="T1"><text:s text:c="2"/></text:span><text:span text:style-name="T2">█</text:span><text:span text:style-name="T1"> <text:s text:c="2"/></text:span><text:span text:style-name="T2">█</text:span><text:span text:style-name="T1"> <text:s/></text:span></text:p>
      <text:p text:style-name="P5"><text:s text:c="9"/></text:p>
      <text:p text:style-name="P5"><text:s text:c="9"/></text:p>
      <text:p text:style-name="P4"><text:span text:style-name="T1"><text:s text:c="2"/></text:span><text:span text:style-name="T2">█</text:span><text:span text:style-name="T1"> <text:s text:c="2"/></text:span><text:span text:style-name="T2">█</text:span><text:span text:style-name="T1"> <text:s/></text:span></text:p>
      <text:p text:style-name="P4"><text:span text:style-name="T1"><text:s/></text:span><text:span text:style-name="T2">███</text:span><text:span text:style-name="T1"> </text:span><text:span text:style-name="T2">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34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36</text:p>
      <text:p text:style-name="P1"/>
      <text:p text:style-name="P5"><text:s text:c="9"/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text:s text:c="3"/>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text:s text:c="3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4"/>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4"/></text:span><text:span text:style-name="T2">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37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 text:c="2"/></text:span><text:span text:style-name="T2">█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/></text:span><text:span text:style-name="T2">██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</text:span><text:span text:style-name="T1"> <text:s/></text:span><text:span text:style-name="T2">█</text:span></text:p>
      <text:p text:style-name="P4"><text:span text:style-name="T1"><text:s/></text:span><text:span text:style-name="T2">██</text:span><text:span text:style-name="T1"> <text:s/></text:span><text:span text:style-name="T2">█</text:span><text:span text:style-name="T1"> <text:s/></text:span><text:span text:style-name="T2">█</text:span></text:p>
      <text:p text:style-name="P4"><text:span text:style-name="T1"><text:s/></text:span><text:span text:style-name="T2">█</text:span><text:span text:style-name="T1"> <text:s text:c="2"/></text:span><text:span text:style-name="T2">█</text:span><text:span text:style-name="T1"> <text:s/></text:span><text:span text:style-name="T2">█</text:span></text:p>
      <text:p text:style-name="P4"><text:span text:style-name="T1"><text:s text:c="6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38</text:p>
      <text:p text:style-name="P1"/>
      <text:p text:style-name="P5"><text:s text:c="9"/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43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45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58</text:p>
      <text:p text:style-name="P1"/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60</text:p>
      <text:p text:style-name="P1"/>
      <text:p text:style-name="P5"><text:s text:c="9"/></text:p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62</text:p>
      <text:p text:style-name="P1"/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64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91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93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94</text:p>
      <text:p text:style-name="P1"/>
      <text:p text:style-name="P5"><text:s text:c="9"/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123</text:p>
      <text:p text:style-name="P1"/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125</text:p>
      <text:p text:style-name="P1"/>
      <text:p text:style-name="P5"><text:s text:c="9"/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59 0d126</text:p>
      <text:p text:style-name="P1"/>
      <text:p text:style-name="P5"><text:s text:c="9"/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0</text:p>
      <text:p text:style-name="P1"/>
      <text:p text:style-name="P5"><text:s text:c="9"/></text:p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2</text:p>
      <text:p text:style-name="P1"/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3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3 0d60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3 0d60 0d94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3 0d61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 text:c="6"/></text:span><text:span text:style-name="T2">███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48</text:p>
      <text:p text:style-name="Preformatted_20_Text">\s 8</text:p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48 0d48</text:p>
      <text:p text:style-name="Preformatted_20_Text">\s 8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48 0d50</text:p>
      <text:p text:style-name="Preformatted_20_Text">\s 8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48 0d52</text:p>
      <text:p text:style-name="Preformatted_20_Text">\s 8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48 0d52 0d48</text:p>
      <text:p text:style-name="Preformatted_20_Text">\s 8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49</text:p>
      <text:p text:style-name="Preformatted_20_Text">\s 8</text:p>
      <text:p text:style-name="P5"><text:s text:c="9"/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<text:soft-page-break/>\k 0d64 0d49 0d49</text:p>
      <text:p text:style-name="Preformatted_20_Text">\s 8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49 0d50</text:p>
      <text:p text:style-name="Preformatted_20_Text">\s 8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49 0d51</text:p>
      <text:p text:style-name="Preformatted_20_Text">\s 8</text:p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49 0d51 0d49</text:p>
      <text:p text:style-name="Preformatted_20_Text">\s 8</text:p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0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0 0d48</text:p>
      <text:p text:style-name="Preformatted_20_Text">\s 8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0 0d49</text:p>
      <text:p text:style-name="Preformatted_20_Text">\s 8</text:p>
      <text:p text:style-name="P5"><text:s text:c="9"/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0 0d50</text:p>
      <text:p text:style-name="Preformatted_20_Text">\s 8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0 0d51</text:p>
      <text:p text:style-name="Preformatted_20_Text">\s 8</text:p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0 0d52</text:p>
      <text:p text:style-name="Preformatted_20_Text">\s 8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1</text:p>
      <text:p text:style-name="Preformatted_20_Text">\s 8</text:p>
      <text:p text:style-name="P5"><text:s text:c="9"/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1 0d49</text:p>
      <text:p text:style-name="Preformatted_20_Text">\s 8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1 0d49 0d51</text:p>
      <text:p text:style-name="Preformatted_20_Text">\s 8</text:p>
      <text:p text:style-name="P5"><text:s text:c="9"/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1 0d50</text:p>
      <text:p text:style-name="Preformatted_20_Text">\s 8</text:p>
      <text:p text:style-name="P5"><text:s text:c="9"/></text:p>
      <text:p text:style-name="P4"><text:span text:style-name="T1"><text:s text:c="3"/></text:span><text:span text:style-name="T2">███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1 0d51</text:p>
      <text:p text:style-name="Preformatted_20_Text">\s 8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2</text:p>
      <text:p text:style-name="Preformatted_20_Text">\s 8</text:p>
      <text:p text:style-name="P5"><text:s text:c="9"/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2 0d48</text:p>
      <text:p text:style-name="Preformatted_20_Text">\s 8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2 0d48 0d52</text:p>
      <text:p text:style-name="Preformatted_20_Text">\s 8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2 0d50</text:p>
      <text:p text:style-name="Preformatted_20_Text">\s 8</text:p>
      <text:p text:style-name="P4"><text:span text:style-name="T1"><text:s text:c="3"/></text:span><text:span text:style-name="T2">███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4 0d52 0d52</text:p>
      <text:p text:style-name="Preformatted_20_Text">\s 8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5</text:p>
      <text:p text:style-name="P1"/>
      <text:p text:style-name="P5"><text:s text:c="9"/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5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</text:span><text:span text:style-name="T1"> <text:s/></text:span><text:span text:style-name="T2">██</text:span></text:p>
      <text:p text:style-name="P4"><text:span text:style-name="T1"><text:s/></text:span><text:span text:style-name="T2">██</text:span><text:span text:style-name="T1"> </text:span><text:span text:style-name="T2">██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███</text:span><text:span text:style-name="T1"> </text:span></text:p>
      <text:p text:style-name="P4"><text:span text:style-name="T1"><text:s text:c="2"/></text:span><text:span text:style-name="T2">███</text:span><text:span text:style-name="T1"> <text:s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6</text:p>
      <text:p text:style-name="P1"/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6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7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3"/></text:span><text:span text:style-name="T2">█</text:span><text:span text:style-name="T1"> 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3"/></text:span><text:span text:style-name="T2">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8</text:p>
      <text:p text:style-name="P1"/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9</text:p>
      <text:p text:style-name="P1"/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2"/></text:span><text:span text:style-name="T2">██</text:span><text:span text:style-name="T1"> <text:s text:c="2"/></text:span><text:span text:style-name="T2">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2"/></text:span><text:span text:style-name="T2">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9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/></text:span><text:span text:style-name="T2">█</text:span><text:span text:style-name="T1"> 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/></text:span><text:span text:style-name="T2">█</text:span><text:span text:style-name="T1"> </text:span></text:p>
      <text:p text:style-name="P4"><text:span text:style-name="T1"><text:s/></text:span><text:span text:style-name="T2">█</text:span><text:span text:style-name="T1"> <text:s/></text:span><text:span text:style-name="T2">████</text:span><text:span text:style-name="T1"> 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 text:c="3"/>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 text:c="3"/></text:span></text:p>
      <text:p text:style-name="P4"><text:span text:style-name="T1"><text:s text:c="2"/></text:span><text:span text:style-name="T2">██</text:span><text:span text:style-name="T1"> </text:span><text:span text:style-name="T2">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69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/></text:span><text:span text:style-name="T2">█</text:span><text:span text:style-name="T1"> 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 text:c="3"/></text:span></text:p>
      <text:p text:style-name="P4"><text:span text:style-name="T1"><text:s/></text:span><text:span text:style-name="T2">█</text:span><text:span text:style-name="T1"> <text:s/></text:span><text:span text:style-name="T2">███</text:span><text:span text:style-name="T1"> <text:s/>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 text:c="3"/>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/></text:span><text:span text:style-name="T2">█</text:span><text:span text:style-name="T1"> </text:span></text:p>
      <text:p text:style-name="P4"><text:span text:style-name="T1"><text:s text:c="2"/></text:span><text:span text:style-name="T2">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0</text:p>
      <text:p text:style-name="P1"/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2"/></text:span><text:span text:style-name="T2">██</text:span><text:span text:style-name="T1"> <text:s text:c="2"/></text:span><text:span text:style-name="T2">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1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3"/></text:span><text:span text:style-name="T2">█</text:span><text:span text:style-name="T1"> 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/></text:span><text:span text:style-name="T2">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1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/></text:span><text:span text:style-name="T2">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1 0d62</text:p>
      <text:p text:style-name="P1"/>
      <text:p text:style-name="P5"><text:s text:c="9"/></text:p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/text:span><text:span text:style-name="T2">█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2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2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2 0d62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</text:p>
      <text:p text:style-name="P1"/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34</text:p>
      <text:p text:style-name="P1"/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34 0d34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34 0d34 <text:line-break/> <text:s text:c="2"/>0d34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64 0d48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3"/></text:span><text:span text:style-name="T2">██████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64 0d49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64 0d49<text:line-break/> <text:s text:c="2"/>0d50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███</text:span><text:span text:style-name="T1"> 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64 0d49 <text:line-break/> <text:s text:c="2"/>0d51</text:p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2">\k 0d73 0d61 0d64 0d49 <text:line-break/> <text:s text:c="2"/>0d51 0d49</text:p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64 0d50</text:p>
      <text:p text:style-name="P1"/>
      <text:p text:style-name="P5"><text:s text:c="9"/></text:p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64 0d50 <text:line-break/> <text:s text:c="2"/>0d49</text:p>
      <text:p text:style-name="P5"><text:s text:c="9"/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<text:soft-page-break/>\k 0d73 0d61 0d64 0d50 <text:line-break/> <text:s text:c="2"/>0d51</text:p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███</text:span><text:span text:style-name="T1"> <text:s text:c="2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64 0d51</text:p>
      <text:p text:style-name="P1"/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64 0d51<text:line-break/> <text:s text:c="2"/>0d49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3">\k 0d73 0d61 0d64 0d51 <text:line-break/> <text:s text:c="2"/>0d49 0d51</text:p>
      <text:p text:style-name="P5"><text:s text:c="9"/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64 0d51 <text:line-break/> <text:s text:c="2"/>0d50</text:p>
      <text:p text:style-name="P5"><text:s text:c="9"/></text:p>
      <text:p text:style-name="P4"><text:span text:style-name="T1"><text:s text:c="3"/></text:span><text:span text:style-name="T2">███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64 0d52</text:p>
      <text:p text:style-name="P1"/>
      <text:p text:style-name="P5"><text:s text:c="9"/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5"><text:s text:c="9"/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94</text:p>
      <text:p text:style-name="P1"/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3 0d61 0d126</text:p>
      <text:p text:style-name="P1"/>
      <text:p text:style-name="P5"><text:s text:c="9"/></text:p>
      <text:p text:style-name="P5"><text:s text:c="9"/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4</text:p>
      <text:p text:style-name="P1"/>
      <text:p text:style-name="P5"><text:s text:c="9"/></text:p>
      <text:p text:style-name="P4"><text:span text:style-name="T1"><text:s text:c="4"/></text:span><text:span text:style-name="T2">██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5</text:p>
      <text:p text:style-name="P1"/>
      <text:p text:style-name="P5"><text:s text:c="9"/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6</text:p>
      <text:p text:style-name="P1"/>
      <text:p text:style-name="P5"><text:s text:c="9"/></text:p>
      <text:p text:style-name="P4"><text:span text:style-name="T1"><text:s/></text:span><text:span text:style-name="T2">██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2"/></text:span><text:span text:style-name="T2">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6 0d60</text:p>
      <text:p text:style-name="P1"/>
      <text:p text:style-name="P5"><text:s text:c="9"/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4"/></text:span><text:span text:style-name="T2">██</text:span><text:span text:style-name="T1"> </text:span><text:span text:style-name="T2">██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6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2"/></text:span><text:span text:style-name="T2">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6 0d62</text:p>
      <text:p text:style-name="P1"/>
      <text:p text:style-name="P5"><text:s text:c="9"/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4"/></text:span><text:span text:style-name="T2">██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7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/text:span><text:span text:style-name="T2">█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8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8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8 0d61 0d94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9</text:p>
      <text:p text:style-name="P1"/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9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9 0d61 0d94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9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</text:span><text:span text:style-name="T1"> <text:s text:c="2"/></text:span><text:span text:style-name="T2">█</text:span><text:span text:style-name="T1"> <text:s/></text:span></text:p>
      <text:p text:style-name="P4"><text:span text:style-name="T1"><text:s/></text:span><text:span text:style-name="T2">███</text:span><text:span text:style-name="T1"> </text:span><text:span text:style-name="T2">█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79 0d62 0d94</text:p>
      <text:p text:style-name="P1"/>
      <text:p text:style-name="P5"><text:s text:c="9"/></text:p>
      <text:p text:style-name="P4"><text:span text:style-name="T1"><text:s text:c="2"/></text:span><text:span text:style-name="T2">█</text:span><text:span text:style-name="T1"> <text:s text:c="2"/></text:span><text:span text:style-name="T2">█</text:span><text:span text:style-name="T1"> <text:s/></text:span></text:p>
      <text:p text:style-name="P4"><text:span text:style-name="T1"><text:s/></text:span><text:span text:style-name="T2">███</text:span><text:span text:style-name="T1"> </text:span><text:span text:style-name="T2">███</text:span><text:span text:style-name="T1"> 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0</text:p>
      <text:p text:style-name="P1"/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1</text:p>
      <text:p text:style-name="P1"/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1 0d60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1 0d61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2</text:p>
      <text:p text:style-name="P1"/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2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/text:span><text:span text:style-name="T2">█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2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2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3</text:p>
      <text:p text:style-name="P1"/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3"/></text:span><text:span text:style-name="T2">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/></text:span><text:span text:style-name="T2">█</text:span><text:span text:style-name="T1"> <text:s text:c="3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4</text:p>
      <text:p text:style-name="P1"/>
      <text:p text:style-name="P5"><text:s text:c="9"/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/></text:span><text:span text:style-name="T2">█</text:span><text:span text:style-name="T1"> </text:span><text:span text:style-name="T2">██</text:span><text:span text:style-name="T1"> </text:span><text:span text:style-name="T2">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5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5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█████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</text:span><text:span text:style-name="T1"> 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5 0d61 0d94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█████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</text:span><text:span text:style-name="T1"> 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6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7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█</text:span><text:span text:style-name="T1"> </text:span><text:span text:style-name="T2">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8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89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0</text:p>
      <text:p text:style-name="P1"/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</text:span><text:span text:style-name="T1"> <text:s text:c="3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3"/></text:span><text:span text:style-name="T2">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1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1 0d91</text:p>
      <text:p text:style-name="P1"/>
      <text:p text:style-name="P5"><text:s text:c="9"/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1 0d91 0d9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/></text:span><text:span text:style-name="T2">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2</text:p>
      <text:p text:style-name="P1"/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3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3 0d93</text:p>
      <text:p text:style-name="P1"/>
      <text:p text:style-name="P5"><text:s text:c="9"/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3 0d93 0d93</text:p>
      <text:p text:style-name="P1"/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<text:soft-page-break/>\k 0d94</text:p>
      <text:p text:style-name="P1"/>
      <text:p text:style-name="P5"><text:s text:c="9"/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5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6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7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7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/text:span><text:span text:style-name="T2">██</text:span><text:span text:style-name="T1"> <text:s/></text:span></text:p>
      <text:p text:style-name="P4"><text:span text:style-name="T1"><text:s text:c="4"/></text:span><text:span text:style-name="T2">█</text:span><text:span text:style-name="T1"> <text:s/></text:span><text:span text:style-name="T2">█</text:span><text:span text:style-name="T1"> </text:span></text:p>
      <text:p text:style-name="P4"><text:span text:style-name="T1"><text:s text:c="4"/></text:span><text:span text:style-name="T2">█</text:span><text:span text:style-name="T1"> <text:s/></text:span><text:span text:style-name="T2">█</text:span><text:span text:style-name="T1"> 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 text:c="3"/>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 text:c="3"/></text:span></text:p>
      <text:p text:style-name="P4"><text:span text:style-name="T1"><text:s text:c="2"/></text:span><text:span text:style-name="T2">██</text:span><text:span text:style-name="T1"> </text:span><text:span text:style-name="T2">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7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7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8</text:p>
      <text:p text:style-name="P1"/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8 0d61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8 0d61 0d36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██</text:span><text:span text:style-name="T1"> <text:s text:c="3"/></text:span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reformatted_20_Text"/>
      <text:p text:style-name="Preformatted_20_Text">\k 0d98 0d62</text:p>
      <text:p text:style-name="P1"/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9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9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9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99 0d62</text:p>
      <text:p text:style-name="P1"/>
      <text:p text:style-name="P5"><text:s text:c="9"/></text:p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/text:span><text:span text:style-name="T2">█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0</text:p>
      <text:p text:style-name="P1"/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0 0d60</text:p>
      <text:p text:style-name="P1"/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/text:span><text:span text:style-name="T2">█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0 0d61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███</text:span><text:span text:style-name="T1"> </text:span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0 0d62</text:p>
      <text:p text:style-name="P1"/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/text:span><text:span text:style-name="T2">█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1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1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1 0d61 0d94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1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1 0d62 0d94</text:p>
      <text:p text:style-name="P1"/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1 0d94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2</text:p>
      <text:p text:style-name="P1"/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2 0d61</text:p>
      <text:p text:style-name="P1"/>
      <text:p text:style-name="P5"><text:s text:c="9"/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3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3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3 0d61 0d94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3 0d62</text:p>
      <text:p text:style-name="P1"/>
      <text:p text:style-name="P5"><text:s text:c="9"/></text:p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/text:span><text:span text:style-name="T2">█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4</text:p>
      <text:p text:style-name="P1"/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4 0d60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4 0d60 0d94</text:p>
      <text:p text:style-name="P1"/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4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4 0d62</text:p>
      <text:p text:style-name="P1"/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4 0d94</text:p>
      <text:p text:style-name="P1"/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</text:p>
      <text:p text:style-name="P1"/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34</text:p>
      <text:p text:style-name="P1"/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34 0d34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34 0d34 0d34</text:p>
      <text:p text:style-name="P1"/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1 0d94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48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49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49 0d50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███</text:span><text:span text:style-name="T1"> 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49 0d51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<text:soft-page-break/>\k 0d105 0d64 0d49 0d51<text:line-break/> <text:s text:c="2"/>0d49</text:p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50</text:p>
      <text:p text:style-name="P1"/>
      <text:p text:style-name="P5"><text:s text:c="9"/></text:p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50 0d49</text:p>
      <text:p text:style-name="P1"/>
      <text:p text:style-name="P5"><text:s text:c="9"/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50 0d51</text:p>
      <text:p text:style-name="P1"/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███</text:span><text:span text:style-name="T1"> <text:s text:c="2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51</text:p>
      <text:p text:style-name="P1"/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51 0d49</text:p>
      <text:p text:style-name="P1"/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51 0d49<text:line-break/> <text:s text:c="2"/>0d51</text:p>
      <text:p text:style-name="P5"><text:s text:c="9"/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51 0d50</text:p>
      <text:p text:style-name="P1"/>
      <text:p text:style-name="P5"><text:s text:c="9"/></text:p>
      <text:p text:style-name="P4"><text:span text:style-name="T1"><text:s text:c="3"/></text:span><text:span text:style-name="T2">███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64 0d52</text:p>
      <text:p text:style-name="P1"/>
      <text:p text:style-name="P5"><text:s text:c="9"/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5"><text:s text:c="9"/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94</text:p>
      <text:p text:style-name="P1"/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5 0d126</text:p>
      <text:p text:style-name="P1"/>
      <text:p text:style-name="P5"><text:s text:c="9"/></text:p>
      <text:p text:style-name="P5"><text:s text:c="9"/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6</text:p>
      <text:p text:style-name="P1"/>
      <text:p text:style-name="P5"><text:s text:c="9"/></text:p>
      <text:p text:style-name="P5"><text:s text:c="9"/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6 0d34</text:p>
      <text:p text:style-name="P1"/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6 0d34 0d34</text:p>
      <text:p text:style-name="P1"/>
      <text:p text:style-name="P5"><text:s text:c="9"/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6 0d60</text:p>
      <text:p text:style-name="P1"/>
      <text:p text:style-name="P5"><text:s text:c="9"/></text:p>
      <text:p text:style-name="P5"><text:s text:c="9"/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6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6 0d62</text:p>
      <text:p text:style-name="P1"/>
      <text:p text:style-name="P5"><text:s text:c="9"/></text:p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/text:span><text:span text:style-name="T2">█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6 0d94</text:p>
      <text:p text:style-name="P1"/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6 0d126</text:p>
      <text:p text:style-name="P1"/>
      <text:p text:style-name="P5"><text:s text:c="9"/></text:p>
      <text:p text:style-name="P5"><text:s text:c="9"/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5"><text:s text:c="9"/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7</text:p>
      <text:p text:style-name="P1"/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7 0d62</text:p>
      <text:p text:style-name="P1"/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8</text:p>
      <text:p text:style-name="P1"/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8 0d60</text:p>
      <text:p text:style-name="P1"/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8 0d61</text:p>
      <text:p text:style-name="P1"/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8 0d62</text:p>
      <text:p text:style-name="P1"/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██</text:span><text:span text:style-name="T1"> 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8 0d94</text:p>
      <text:p text:style-name="P1"/>
      <text:p text:style-name="P5"><text:s text:c="9"/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9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9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9 0d62 0d36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reformatted_20_Text"/>
      <text:p text:style-name="Preformatted_20_Text">\k 0d109 0d62 0d37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reformatted_20_Text"/>
      <text:p text:style-name="Preformatted_20_Text">\k 0d109 0d62 0d94</text:p>
      <text:p text:style-name="P1"/>
      <text:p text:style-name="P5"><text:s text:c="9"/></text:p>
      <text:p text:style-name="P4"><text:span text:style-name="T1"><text:s/></text:span><text:span text:style-name="T2">█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09 0d94</text:p>
      <text:p text:style-name="P1"/>
      <text:p text:style-name="P5"><text:s text:c="9"/></text:p>
      <text:p text:style-name="P4"><text:span text:style-name="T1"><text:s/></text:span><text:span text:style-name="T2">█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0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/text:span><text:span text:style-name="T2">█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0 0d60 0d36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/text:span><text:span text:style-name="T2">█</text:span></text:p>
      <text:p text:style-name="P4"><text:span text:style-name="T1"><text:s/></text:span><text:span text:style-name="T2">██</text:span><text:span text:style-name="T1"> <text:s text:c="2"/></text:span><text:span text:style-name="T2">███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0 0d60 0d37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/text:span><text:span text:style-name="T2">█</text:span></text:p>
      <text:p text:style-name="P4"><text:span text:style-name="T1"><text:s text:c="6"/></text:span><text:span text:style-name="T2">███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reformatted_20_Text"/>
      <text:p text:style-name="Preformatted_20_Text">\k 0d110 0d60 0d94</text:p>
      <text:p text:style-name="P1"/>
      <text:p text:style-name="P5"><text:s text:c="9"/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0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/text:span><text:span text:style-name="T2">█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/></text:span><text:span text:style-name="T2">█</text:span><text:span text:style-name="T1"> </text:span><text:span text:style-name="T2">██</text:span><text:span text:style-name="T1"> <text:s text:c="3"/></text:span></text:p>
      <text:p text:style-name="P4"><text:span text:style-name="T1"><text:s/></text:span><text:span text:style-name="T2">█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0 0d61 0d36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/text:span><text:span text:style-name="T2">█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/></text:span><text:span text:style-name="T2">█</text:span><text:span text:style-name="T1"> </text:span><text:span text:style-name="T2">██</text:span><text:span text:style-name="T1"> <text:s/></text:span><text:span text:style-name="T2">██</text:span></text:p>
      <text:p text:style-name="P4"><text:span text:style-name="T1"><text:s/></text:span><text:span text:style-name="T2">███</text:span><text:span text:style-name="T1"> <text:s text:c="2"/></text:span><text:span text:style-name="T2">██</text:span></text:p>
      <text:p text:style-name="P4"><text:span text:style-name="T1"><text:s text:c="7"/></text:span><text:span text:style-name="T2">██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0 0d61 0d37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/text:span><text:span text:style-name="T2">█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/></text:span><text:span text:style-name="T2">█</text:span><text:span text:style-name="T1"> </text:span><text:span text:style-name="T2">██</text:span><text:span text:style-name="T1"> <text:s text:c="3"/></text:span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4"/></text:span><text:span text:style-name="T2">██</text:span><text:span text:style-name="T1"> </text:span><text:span text:style-name="T2">██</text:span></text:p>
      <text:p text:style-name="P4"><text:span text:style-name="T1"><text:s text:c="4"/></text:span><text:span text:style-name="T2">██</text:span><text:span text:style-name="T1"> </text:span><text:span text:style-name="T2">██</text:span></text:p>
      <text:p text:style-name="P4"><text:span text:style-name="T1"><text:s text:c="5"/></text:span><text:span text:style-name="T2">███</text:span><text:span text:style-name="T1"> </text:span></text:p>
      <text:p text:style-name="P5"><text:s text:c="9"/></text:p>
      <text:p text:style-name="Preformatted_20_Text"/>
      <text:p text:style-name="Preformatted_20_Text">\k 0d110 0d61 0d94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/text:span><text:span text:style-name="T2">███</text:span><text:span text:style-name="T1"> 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/></text:span><text:span text:style-name="T2">██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/></text:span><text:span text:style-name="T2">█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0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0 0d62 0d36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reformatted_20_Text"/>
      <text:p text:style-name="Preformatted_20_Text">\k 0d110 0d62 0d37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reformatted_20_Text"/>
      <text:p text:style-name="Preformatted_20_Text">\k 0d110 0d62 0d94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0 0d62 0d94 0d64</text:p>
      <text:p text:style-name="P1"/>
      <text:p text:style-name="P4"><text:span text:style-name="T1"><text:s text:c="6"/></text:span><text:span text:style-name="T2">███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0 0d94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<text:soft-page-break/>\k 0d111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1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1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1 0d62 0d94</text:p>
      <text:p text:style-name="P1"/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1 0d94</text:p>
      <text:p text:style-name="P1"/>
      <text:p text:style-name="P5"><text:s text:c="9"/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2 0d61</text:p>
      <text:p text:style-name="P1"/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</text:span><text:span text:style-name="T1"> <text:s text:c="4"/></text:span><text:span text:style-name="T2">█</text:span><text:span text:style-name="T1"> </text:span></text:p>
      <text:p text:style-name="P4"><text:span text:style-name="T1"><text:s/></text:span><text:span text:style-name="T2">█</text:span><text:span text:style-name="T1"> <text:s text:c="4"/></text:span><text:span text:style-name="T2">█</text:span><text:span text:style-name="T1"> 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/></text:span><text:span text:style-name="T2">█</text:span><text:span text:style-name="T1"> </text:span></text:p>
      <text:p text:style-name="P4"><text:span text:style-name="T1"><text:s/></text:span><text:span text:style-name="T2">█</text:span><text:span text:style-name="T1"> <text:s/></text:span><text:span text:style-name="T2">█</text:span><text:span text:style-name="T1"> <text:s/></text:span><text:span text:style-name="T2">█</text:span><text:span text:style-name="T1"> </text:span></text:p>
      <text:p text:style-name="P4"><text:span text:style-name="T1"><text:s/></text:span><text:span text:style-name="T2">█</text:span><text:span text:style-name="T1"> <text:s text:c="4"/></text:span><text:span text:style-name="T2">█</text:span><text:span text:style-name="T1"> </text:span></text:p>
      <text:p text:style-name="P4"><text:span text:style-name="T1"><text:s/></text:span><text:span text:style-name="T2">█</text:span><text:span text:style-name="T1"> <text:s text:c="4"/></text:span><text:span text:style-name="T2">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2 0d62</text:p>
      <text:p text:style-name="P1"/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3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3 0d62</text:p>
      <text:p text:style-name="P1"/>
      <text:p text:style-name="P5"><text:s text:c="9"/></text:p>
      <text:p text:style-name="P5"><text:s text:c="9"/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/text:span><text:span text:style-name="T2">█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4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4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4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4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5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5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5 0d61</text:p>
      <text:p text:style-name="P1"/>
      <text:p text:style-name="P5"><text:s text:c="9"/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4"/></text:span><text:span text:style-name="T2">██</text:span><text:span text:style-name="T1"> </text:span><text:span text:style-name="T2">██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6</text:p>
      <text:p text:style-name="P1"/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6 0d60</text:p>
      <text:p text:style-name="P1"/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6 0d61</text:p>
      <text:p text:style-name="P1"/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6 0d62</text:p>
      <text:p text:style-name="P1"/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/text:span><text:span text:style-name="T2">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/></text:span><text:span text:style-name="T2">██████</text:span><text:span text:style-name="T1"> <text:s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6 0d126 0d126</text:p>
      <text:p text:style-name="P1"/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</text:span><text:span text:style-name="T1"> </text:span><text:span text:style-name="T2">██</text:span></text:p>
      <text:p text:style-name="P4"><text:span text:style-name="T1"><text:s/></text:span><text:span text:style-name="T2">██</text:span><text:span text:style-name="T1"> </text:span><text:span text:style-name="T2">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/text:span><text:span text:style-name="T2">██</text:span></text:p>
      <text:p text:style-name="P4"><text:span text:style-name="T1"><text:s text:c="5"/></text:span><text:span text:style-name="T2">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7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7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7 0d60 0d94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7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7 0d61 0d94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7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7 0d94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8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8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9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4"/></text:span><text:span text:style-name="T2">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3"/></text:span><text:span text:style-name="T2">█</text:span><text:span text:style-name="T1"> </text:span><text:span text:style-name="T2">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9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9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</text:span><text:span text:style-name="T1"> </text:span><text:span text:style-name="T2">█</text:span><text:span text:style-name="T1"> <text:s text:c="2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</text:span><text:span text:style-name="T1"> <text:s text:c="4"/></text:span><text:span text:style-name="T2">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9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19 0d94</text:p>
      <text:p text:style-name="P1"/>
      <text:p text:style-name="P5"><text:s text:c="9"/></text:p>
      <text:p text:style-name="P4"><text:span text:style-name="T1"><text:s/></text:span><text:span text:style-name="T2">█</text:span><text:span text:style-name="T1"> <text:s text:c="4"/></text:span><text:span text:style-name="T2">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3"/></text:span><text:span text:style-name="T2">█</text:span><text:span text:style-name="T1"> </text:span><text:span text:style-name="T2">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0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1 0d36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reformatted_20_Text"/>
      <text:p text:style-name="Preformatted_20_Text">\k 0d121 0d36 0d36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reformatted_20_Text"/>
      <text:p text:style-name="Preformatted_20_Text">\k 0d121 0d36 0d36 0d36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reformatted_20_Text"/>
      <text:p text:style-name="Preformatted_20_Text">\k 0d121 0d37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reformatted_20_Text"/>
      <text:p text:style-name="Preformatted_20_Text">\k 0d121 0d37 0d37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reformatted_20_Text"/>
      <text:p text:style-name="Preformatted_20_Text">\k 0d121 0d37 0d37 0d37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reformatted_20_Text"/>
      <text:p text:style-name="Preformatted_20_Text">\k 0d121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1 0d61 0d94</text:p>
      <text:p text:style-name="P1"/>
      <text:p text:style-name="P5"><text:s text:c="9"/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1 0d94</text:p>
      <text:p text:style-name="P1"/>
      <text:p text:style-name="P5"><text:s text:c="9"/></text:p>
      <text:p text:style-name="P4"><text:span text:style-name="T1"><text:s text:c="2"/></text:span><text:span text:style-name="T2">██</text:span><text:span text:style-name="T1"> <text:s text:c="2"/></text:span><text:span text:style-name="T2">██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 text:c="4"/></text:span><text:span text:style-name="T2">█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<text:soft-page-break/>\k 0d12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</text:span><text:span text:style-name="T1"> <text:s text:c="2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3"/></text:span><text:span text:style-name="T2">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2 0d6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</text:span><text:span text:style-name="T1"> <text:s text:c="2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3"/></text:span><text:span text:style-name="T2">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/text:span><text:span text:style-name="T2">█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2 0d6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</text:span><text:span text:style-name="T1"> <text:s text:c="2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2 0d61 0d36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</text:span><text:span text:style-name="T1"> <text:s text:c="2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/></text:span><text:span text:style-name="T2">██</text:span><text:span text:style-name="T1"> <text:s/></text:span></text:p>
      <text:p text:style-name="P4"><text:span text:style-name="T1"><text:s text:c="2"/></text:span><text:span text:style-name="T2">████</text:span><text:span text:style-name="T1"> <text:s text:c="2"/></text:span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reformatted_20_Text"/>
      <text:p text:style-name="Preformatted_20_Text">\k 0d122 0d62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</text:span><text:span text:style-name="T1"> <text:s text:c="2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3 0d12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text:s text:c="2"/></text:span><text:span text:style-name="T2">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3 0d123 0d12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text:s/></text:span><text:span text:style-name="T2">██</text:span><text:span text:style-name="T1"> </text:span></text:p>
      <text:p text:style-name="P4"><text:span text:style-name="T1"><text:s text:c="2"/></text:span><text:span text:style-name="T2">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6">\k 0d123 0d123 0d123 0d12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/text:span><text:span text:style-name="T2">███</text:span><text:span text:style-name="T1"> 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4</text:p>
      <text:p text:style-name="P1"/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5</text:p>
      <text:p text:style-name="P1"/>
      <text:p text:style-name="P5"><text:s text:c="9"/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5 0d125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6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6 0d12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</text:span><text:span text:style-name="T1"> </text:span><text:span text:style-name="T2">██</text:span></text:p>
      <text:p text:style-name="P4"><text:span text:style-name="T1"><text:s/></text:span><text:span text:style-name="T2">██</text:span><text:span text:style-name="T1"> </text:span><text:span text:style-name="T2">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26 0d126 0d126</text:p>
      <text:p text:style-name="Preformatted_20_Text">\s 8</text:p>
      <text:p text:style-name="P4"><text:span text:style-name="T1"><text:s text:c="2"/></text:span><text:span text:style-name="T2">███</text:span><text:span text:style-name="T1"> </text:span><text:span text:style-name="T2">██</text:span><text:span text:style-name="T1"> </text:span></text:p>
      <text:p text:style-name="P4"><text:span text:style-name="T1"><text:s/></text:span><text:span text:style-name="T2">██</text:span><text:span text:style-name="T1"> </text:span><text:span text:style-name="T2">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74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/text:span><text:span text:style-name="T2">██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</text:span><text:span text:style-name="T1"> 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75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4"/></text:span><text:span text:style-name="T2">██</text:span><text:span text:style-name="T1"> </text:span><text:span text:style-name="T2">██</text:span></text:p>
      <text:p text:style-name="P4"><text:span text:style-name="T1"><text:s text:c="3"/></text:span><text:span text:style-name="T2">██</text:span><text:span text:style-name="T1"> </text:span><text:span text:style-name="T2">██</text:span><text:span text:style-name="T1"> </text:span></text:p>
      <text:p text:style-name="P4"><text:span text:style-name="T1"><text:s text:c="2"/></text:span><text:span text:style-name="T2">██</text:span><text:span text:style-name="T1"> </text:span><text:span text:style-name="T2">██</text:span><text:span text:style-name="T1"> <text:s/></text:span></text:p>
      <text:p text:style-name="P4"><text:span text:style-name="T1"><text:s/></text:span><text:span text:style-name="T2">██</text:span><text:span text:style-name="T1"> 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79</text:p>
      <text:p text:style-name="P1"/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reformatted_20_Text"/>
      <text:p text:style-name="Preformatted_20_Text">\k 0d180</text:p>
      <text:p text:style-name="P1"/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reformatted_20_Text"/>
      <text:p text:style-name="Preformatted_20_Text">\k 0d191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reformatted_20_Text"/>
      <text:p text:style-name="Preformatted_20_Text">\k 0d192</text:p>
      <text:p text:style-name="P1"/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93</text:p>
      <text:p text:style-name="P1"/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█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94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reformatted_20_Text"/>
      <text:p text:style-name="Preformatted_20_Text">\k 0d195</text:p>
      <text:p text:style-name="P1"/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███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reformatted_20_Text"/>
      <text:p text:style-name="Preformatted_20_Text">\k 0d196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197</text:p>
      <text:p text:style-name="P1"/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██████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reformatted_20_Text"/>
      <text:p text:style-name="Preformatted_20_Text">\k 0d217</text:p>
      <text:p text:style-name="P1"/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/></text:span><text:span text:style-name="T2">███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18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███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reformatted_20_Text"/>
      <text:p text:style-name="Preformatted_20_Text">\k 0d240</text:p>
      <text:p text:style-name="P1"/>
      <text:p text:style-name="P5"><text:s text:c="9"/></text:p>
      <text:p text:style-name="P4"><text:span text:style-name="T1"><text:s/></text:span><text:span text:style-name="T2">█</text:span><text:span text:style-name="T1"> </text:span><text:span text:style-name="T2">█</text:span><text:span text:style-name="T1"> </text:span><text:span text:style-name="T2">█</text:span><text:span text:style-name="T1"> </text:span><text:span text:style-name="T2">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/text:span><text:span text:style-name="T2">█</text:span><text:span text:style-name="T1"> </text:span><text:span text:style-name="T2">█</text:span><text:span text:style-name="T1"> </text:span><text:span text:style-name="T2">█</text:span><text:span text:style-name="T1"> </text:span></text:p>
      <text:p text:style-name="Preformatted_20_Text"/>
      <text:p text:style-name="Preformatted_20_Text">\k 0d241 0d241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5"><text:s text:c="9"/></text:p>
      <text:p text:style-name="Preformatted_20_Text"/>
      <text:p text:style-name="Preformatted_20_Text">\k 0d241 0d242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6"/></text:span><text:span text:style-name="T2">███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/></text:span><text:span text:style-name="T2">███</text:span><text:span text:style-name="T1"> <text:s text:c="4"/></text:span></text:p>
      <text:p text:style-name="P5"><text:s text:c="9"/></text:p>
      <text:p text:style-name="Preformatted_20_Text"/>
      <text:p text:style-name="Preformatted_20_Text">\k 0d241 0d24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reformatted_20_Text"/>
      <text:p text:style-name="Preformatted_20_Text">\k 0d241 0d24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reformatted_20_Text"/>
      <text:p text:style-name="Preformatted_20_Text">\k 0d241 0d245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reformatted_20_Text"/>
      <text:p text:style-name="Preformatted_20_Text">\k 0d241 0d24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reformatted_20_Text"/>
      <text:p text:style-name="Preformatted_20_Text">\k 0d241 0d247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reformatted_20_Text"/>
      <text:p text:style-name="Preformatted_20_Text">\k 0d241 0d248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reformatted_20_Text"/>
      <text:p text:style-name="Preformatted_20_Text">\k 0d241 0d249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reformatted_20_Text"/>
      <text:p text:style-name="Preformatted_20_Text">\k 0d242 0d241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reformatted_20_Text"/>
      <text:p text:style-name="Preformatted_20_Text">\k 0d242 0d242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2 0d24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6"/></text:span><text:span text:style-name="T2">███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/></text:span><text:span text:style-name="T2">█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2 0d24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2 0d245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2 0d24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2 0d247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2 0d248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2 0d249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3 0d241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reformatted_20_Text"/>
      <text:p text:style-name="Preformatted_20_Text"><text:soft-page-break/>\k 0d243 0d242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3 0d24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3 0d24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6"/></text:span><text:span text:style-name="T2">███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/></text:span><text:span text:style-name="T2">█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3 0d245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3 0d24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3 0d247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3 0d248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3 0d249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4 0d241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reformatted_20_Text"/>
      <text:p text:style-name="Preformatted_20_Text">\k 0d244 0d242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4 0d24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4 0d24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4 0d245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6"/></text:span><text:span text:style-name="T2">███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/></text:span><text:span text:style-name="T2">█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4 0d24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4 0d247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4 0d248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4 0d249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5 0d241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reformatted_20_Text"/>
      <text:p text:style-name="Preformatted_20_Text">\k 0d245 0d242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5 0d24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5 0d24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5 0d245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5 0d24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6"/></text:span><text:span text:style-name="T2">███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/></text:span><text:span text:style-name="T2">█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5 0d247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5 0d248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5 0d249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 text:c="8"/></text:span><text:span text:style-name="T2">█</text:span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/></text:span><text:span text:style-name="T2">█</text:span><text:span text:style-name="T1"> <text:s text:c="6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6 0d241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reformatted_20_Text"/>
      <text:p text:style-name="Preformatted_20_Text">\k 0d246 0d242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6 0d24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6 0d24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6 0d245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6 0d24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6 0d247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6"/></text:span><text:span text:style-name="T2">███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/></text:span><text:span text:style-name="T2">█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6 0d248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6 0d249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7 0d241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reformatted_20_Text"/>
      <text:p text:style-name="Preformatted_20_Text">\k 0d247 0d242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7 0d24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7 0d24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7 0d245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7 0d24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7 0d247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7 0d248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6"/></text:span><text:span text:style-name="T2">███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/></text:span><text:span text:style-name="T2">█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7 0d249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 text:c="7"/></text:span><text:span text:style-name="T2">██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/></text:span><text:span text:style-name="T2">██</text:span><text:span text:style-name="T1"> <text:s text:c="5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8 0d241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reformatted_20_Text"/>
      <text:p text:style-name="Preformatted_20_Text">\k 0d248 0d242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8 0d24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8 0d24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<text:soft-page-break/>\k 0d248 0d245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8 0d246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8 0d247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8 0d248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8 0d249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 text:c="6"/></text:span><text:span text:style-name="T2">███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/></text:span><text:span text:style-name="T2">█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9 0d241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reformatted_20_Text"/>
      <text:p text:style-name="Preformatted_20_Text">\k 0d249 0d242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9 0d243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9 0d244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9 0d245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/></text:span><text:span text:style-name="T2">█</text:span><text:span text:style-name="T1"> <text:s text:c="6"/></text:span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4"><text:span text:style-name="T1"><text:s text:c="8"/></text:span><text:span text:style-name="T2">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9 0d246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6"/></text:span><text:span text:style-name="T2">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9 0d247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/></text:span><text:span text:style-name="T2">██</text:span><text:span text:style-name="T1"> <text:s text:c="5"/></text:span></text:p>
      <text:p text:style-name="P4"><text:span text:style-name="T1"><text:s text:c="2"/></text:span><text:span text:style-name="T2">█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5"/></text:span><text:span text:style-name="T2">███</text:span><text:span text:style-name="T1"> </text:span></text:p>
      <text:p text:style-name="P4"><text:span text:style-name="T1"><text:s text:c="7"/></text:span><text:span text:style-name="T2">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9 0d248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/></text:span><text:span text:style-name="T2">███</text:span><text:span text:style-name="T1"> <text:s text:c="4"/></text:span></text:p>
      <text:p text:style-name="P4"><text:span text:style-name="T1"><text:s text:c="3"/></text:span><text:span text:style-name="T2">████</text:span><text:span text:style-name="T1"> <text:s/></text:span></text:p>
      <text:p text:style-name="P4"><text:span text:style-name="T1"><text:s text:c="6"/></text:span><text:span text:style-name="T2">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49 0d249</text:p>
      <text:p text:style-name="Preformatted_20_Text">\s 8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█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50</text:p>
      <text:p text:style-name="P1"/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51</text:p>
      <text:p text:style-name="P1"/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</text:span><text:span text:style-name="T1"> <text:s text:c="3"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/></text:span><text:span text:style-name="T2">███████</text:span><text:span text:style-name="T1"> 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3"/></text:span><text:span text:style-name="T2">███</text:span><text:span text:style-name="T1"> <text:s text:c="2"/></text:span></text:p>
      <text:p text:style-name="P4"><text:span text:style-name="T1"><text:s text:c="4"/></text:span><text:span text:style-name="T2">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52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/></text:span><text:span text:style-name="T2">█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5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53 0d25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2"/></text:span><text:span text:style-name="T2">██████</text:span><text:span text:style-name="T1"> 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53 0d253 0d25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5"/></text:span><text:span text:style-name="T2">██</text:span><text:span text:style-name="T1"> <text:s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5"/></text:span><text:span text:style-name="T2">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53 0d253 0d253 0d253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5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</text:span><text:span text:style-name="T1"> <text:s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54 0d25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████</text:span><text:span text:style-name="T1"> </text:span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54 0d254 0d25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2"/></text:span><text:span text:style-name="T2">██</text:span><text:span text:style-name="T1"> <text:s text:c="4"/></text:span></text:p>
      <text:p text:style-name="P4"><text:span text:style-name="T1"><text:s text:c="2"/></text:span><text:span text:style-name="T2">█████</text:span><text:span text:style-name="T1"> <text:s/></text:span></text:p>
      <text:p text:style-name="P4"><text:span text:style-name="T1"><text:s text:c="2"/></text:span><text:span text:style-name="T2">██</text:span><text:span text:style-name="T1"> <text:s text:c="4"/></text:span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reformatted_20_Text"/>
      <text:p text:style-name="Preformatted_20_Text">\k 0d254 0d254 0d254 0d254</text:p>
      <text:p text:style-name="Preformatted_20_Text">\s 8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5"><text:s text:c="9"/></text:p>
      <text:p text:style-name="P4"><text:span text:style-name="T1"><text:s text:c="4"/></text:span><text:span text:style-name="T2">██</text:span><text:span text:style-name="T1"> <text:s text:c="2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3"/></text:span><text:span text:style-name="T2">██</text:span><text:span text:style-name="T1"> <text:s text:c="3"/></text:span></text:p>
      <text:p text:style-name="P4"><text:span text:style-name="T1"><text:s text:c="4"/></text:span><text:span text:style-name="T2">██</text:span><text:span text:style-name="T1"> <text:s text:c="2"/></text:span></text:p>
      <text:p text:style-name="P5"><text:s text:c="9"/></text:p>
      <text:p text:style-name="P5"><text:s text:c="9"/></text:p>
      <text:p text:style-name="P5"><text:s text:c="9"/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/>
    <style:font-face style:name="DejaVu Sans Mono" svg:font-family="'DejaVu Sans Mono'" style:font-adornments="Bold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font-name-asian="DejaVu Sans" style:font-size-asian="10.5pt" style:language-asian="en" style:country-asian="GB" style:font-name-complex="DejaVu Sans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10 Pitch" fo:font-size="6pt" style:font-name-asian="Courier 10 Pitch" style:font-size-asian="10pt" style:font-name-complex="Courier 10 Pitch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701in" fo:page-height="11.6902in" style:num-format="1" style:print-orientation="portrait" fo:margin-top="0.75in" fo:margin-bottom="0.75in" fo:margin-left="0.2in" fo:margin-right="0.2in" style:writing-mode="lr-tb" style:footnote-max-height="0in">
        <style:columns fo:column-count="6" fo:column-gap="0in">
          <style:column style:rel-width="1792*" fo:start-indent="0in" fo:end-indent="0in"/>
          <style:column style:rel-width="1792*" fo:start-indent="0in" fo:end-indent="0in"/>
          <style:column style:rel-width="1792*" fo:start-indent="0in" fo:end-indent="0in"/>
          <style:column style:rel-width="1792*" fo:start-indent="0in" fo:end-indent="0in"/>
          <style:column style:rel-width="1792*" fo:start-indent="0in" fo:end-indent="0in"/>
          <style:column style:rel-width="1797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Tim Eves</dc:creator>
    <dc:date>2009-07-17T13:31:08</dc:date>
    <meta:editing-cycles>14</meta:editing-cycles>
    <meta:editing-duration>PT1H46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9730" meta:word-count="1680" meta:character-count="88893"/>
  </office:meta>
</office:document-meta>
</file>